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528" officeooo:paragraph-rsid="00004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oy is gaa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9:16:22.831741076</meta:creation-date>
    <dc:date>2025-11-09T19:16:52.860334361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3.7.2$Linux_X86_64 LibreOffice_project/30$Build-2</meta:generator>
  </office:meta>
</office:document-meta>
</file>